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44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able-cell-properties fo:background-color="#d0d0d0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 style:data-style-name="N100">
      <style:text-properties fo:color="#15156c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7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4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29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6"/>
        </table:table-row>
        <table:table-row table:style-name="ro1">
          <table:table-cell table:style-name="ce2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Годовой отчёт за 1 год с ноября до ноября</text:p>
          </table:table-cell>
          <table:table-cell table:style-name="ce2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04:00:24.5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7T01:13:58.634000000</dc:date>
    <meta:editing-duration>P10DT1M22S</meta:editing-duration>
    <meta:editing-cycles>4390</meta:editing-cycles>
    <meta:document-statistic meta:table-count="6" meta:cell-count="12124" meta:object-count="0"/>
    <meta:user-defined meta:name="qrichtext">1</meta:user-defined>
  </office:meta>
</office:document-meta>
</file>